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simple timer unit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timer_unit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Processor</text:p>
          </table:table-cell>
        </table:table-row>
        <table:table-row>
          <table:table-cell table:style-name="Table4.A3" office:value-type="string">
            <text:p text:style-name="Table_20_Contents">ref_clk</text:p>
          </table:table-cell>
          <table:table-cell table:style-name="Table4.A3" office:value-type="string">
            <text:p text:style-name="Table_20_Contents">32000 Hz</text:p>
          </table:table-cell>
          <table:table-cell table:style-name="Table4.A3" office:value-type="string">
            <text:p text:style-name="Table_20_Contents">ref_clk_i</text:p>
          </table:table-cell>
          <table:table-cell table:style-name="Table4.A2" office:value-type="string">
            <text:p text:style-name="Table_20_Contents">Reference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stoptimer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Stop timer input</text:p>
          </table:table-cell>
        </table:table-row>
        <table:table-row>
          <table:table-cell table:style-name="Table78.A3" office:value-type="string">
            <text:p text:style-name="Table_20_Contents">event_lo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low input</text:p>
          </table:table-cell>
        </table:table-row>
        <table:table-row>
          <table:table-cell table:style-name="Table78.A3" office:value-type="string">
            <text:p text:style-name="Table_20_Contents">event_hi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high input</text:p>
          </table:table-cell>
        </table:table-row>
        <table:table-row>
          <table:table-cell table:style-name="Table78.A3" office:value-type="string">
            <text:p text:style-name="Table_20_Contents">busy_o</text:p>
          </table:table-cell>
          <table:table-cell table:style-name="Table78.A3" office:value-type="string">
            <text:p text:style-name="Table_20_Contents">out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Busy output</text:p>
          </table:table-cell>
        </table:table-row>
      </table:table>
      <text:h text:style-name="Heading_20_1" text:outline-level="1">Block Environment Instances</text:h>
      <text:h text:style-name="Heading_20_2" text:outline-level="2">counter_lo</text:h>
      <text:p text:style-name="Text_20_body">Count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lo_i</text:p>
          </table:table-cell>
        </table:table-row>
      </table:table>
      <text:h text:style-name="Heading_20_2" text:outline-level="2">counter_hi</text:h>
      <text:p text:style-name="Text_20_body">Count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hi_i</text:p>
          </table:table-cell>
        </table:table-row>
      </table:table>
      <text:h text:style-name="Heading_20_2" text:outline-level="2">prescaler_lo</text:h>
      <text:p text:style-name="Text_20_body">Prescal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lo_i</text:p>
          </table:table-cell>
        </table:table-row>
      </table:table>
      <text:h text:style-name="Heading_20_2" text:outline-level="2">prescaler_hi</text:h>
      <text:p text:style-name="Text_20_body">Prescal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hi_i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interface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2.071678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2.071678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